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f33f9"/>
    </style:style>
    <style:style style:name="T1" style:family="text">
      <style:text-properties style:font-name="Arial" officeooo:rsid="000dc4d6"/>
    </style:style>
    <style:style style:name="T2" style:family="text">
      <style:text-properties style:font-name="Arial" officeooo:rsid="000e7ab8"/>
    </style:style>
    <style:style style:name="T3" style:family="text">
      <style:text-properties style:font-name="Arial" officeooo:rsid="000f33f9"/>
    </style:style>
    <style:style style:name="T4" style:family="text">
      <style:text-properties style:font-name="Arial" officeooo:rsid="001094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tab/>Ao longo do curso em nenhum momento fomos postos frente a frente com uma situação real de trabalho. Ao iniciarmos o TCC, a experiência de estar cara a cara com um cliente, ter prazos e estar com total responsabilidade sobre o projeto foi uma pressão enorme. Porém, tais condições são indispensáveis para se tornar um profissional realmente preparado para o mercado de trabalho, essa experiência é relevante mesmo não seguindo uma carreira na área da informática.<text:tab/><text:line-break/><text:tab/>No desenvolver do projeto muitas dificuldades foram encontradas, entre elas está a compatibilidade das ferramentas como os diferentes sistemas operacionais utilizados. Mas a principal dificuldade foi a falta de cobrança para se desenvolver o software, muitas vezes deixada de lado por motivos como a falta de tempo, nem sempre possuíamos tempo disponível para o desenvolvimento do projeto. Problema facilmente corrigido com a criação de um cronograma no final do projeto.<text:line-break/><text:tab/>Muitas vezes nos deparamos com problemas para desenvolver determinada função por ter dificuldades em visualizar como realmente o cliente esperava que o software interaja com ele, esse tipo de problema fica mais fácil de ser resolvido a medida que possuirmos mais experiência na área, e por isso voltamos a comentar que o enorme aprendizado atingido no projeto não está apenas no ramo da informática, pois tal experiência ajuda a compreender melhor uma outra pessoa, que muitas vezes é leiga e se expressa de forma errada. Observamos esse fato várias vezes durante as entrevistas na fase de elicitação, quando nem sempre o cliente conseguia expressar o que ele queria do software, </text:span><text:span text:style-name="T2">mas essa dificuldade foi superada à medida que fomos mostrando os protótipos do software ao cliente.</text:span><text:span text:style-name="T1"> <text:line-break/><text:tab/>Foram in</text:span><text:span text:style-name="T2">ú</text:span><text:span text:style-name="T1">meras visitas ao parque para compreender as necessidades dos funcion</text:span><text:span text:style-name="T2">á</text:span><text:span text:style-name="T1">rios, no inicio pens</text:span><text:span text:style-name="T2">á</text:span><text:span text:style-name="T1">vamos que </text:span><text:span text:style-name="T2">a aplicação</text:span><text:span text:style-name="T1"> seria utilizad</text:span><text:span text:style-name="T2">a</text:span><text:span text:style-name="T1"> principalmente pelo veterin</text:span><text:span text:style-name="T2">á</text:span><text:span text:style-name="T1">rio e bi</text:span><text:span text:style-name="T2">ó</text:span><text:span text:style-name="T1">logo local, mas descobrimos j</text:span><text:span text:style-name="T2">á</text:span><text:span text:style-name="T1"> no primeiro encontro que a principal utilidade seria para facilitar na parte legal do manuseio dos animais, coisas que antes nos pareciam importantes eram agora secund</text:span><text:span text:style-name="T2">á</text:span><text:span text:style-name="T1">rias e o que nos parecia desprez</text:span><text:span text:style-name="T2">í</text:span><text:span text:style-name="T1">vel havia </text:span><text:span text:style-name="T2">se tornado</text:span><text:span text:style-name="T1"> prioridade. </text:span></text:p>
      <text:p text:style-name="P1"><text:span text:style-name="T1"><text:tab/></text:span><text:span text:style-name="T3">Até o dia 17 de novembro de 2014, data de entrega da redação completa, o protótipo contará apenas com as paginas de login </text:span><text:span text:style-name="T4">e as paginas referentes ao animal</text:span><text:span text:style-name="T3">, por outro lado o banco de dados esta completo à semana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15T17:09:33.164297911</dc:date>
    <meta:generator>LibreOffice/4.3.3.2$Linux_X86_64 LibreOffice_project/430m0$Build-2</meta:generator>
    <meta:editing-duration>PT15M6S</meta:editing-duration>
    <meta:editing-cycles>2</meta:editing-cycles>
    <meta:document-statistic meta:table-count="0" meta:image-count="0" meta:object-count="0" meta:page-count="1" meta:paragraph-count="2" meta:word-count="376" meta:character-count="2375" meta:non-whitespace-character-count="1993"/>
  </office:meta>
</office:document-meta>
</file>